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style:font-weight-asian="bold" style:font-weight-complex="normal"/>
    </style:style>
    <style:style style:name="T5" style:family="text">
      <style:text-properties fo:font-size="12pt"/>
    </style:style>
    <style:style style:name="T6" style:family="text">
      <style:text-properties style:font-size-asian="12pt"/>
    </style:style>
    <style:style style:name="T7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ÊNCIA SEBRAE DE NOTÍCIAS. <text:span text:style-name="T1">Pesquisa revela dimensão do turismo na economia brasileira</text:span>. Disponível em: &lt;http://www.administradores.com.br/noticias/pesquisa_revela_dimensao_do_turismo_na_economia_brasileira/9364/&gt;. Acessado em: 03 nov. 2009.</text:p>
      <text:p text:style-name="P2"/>
      <text:p text:style-name="P2">BRITT, James. <text:span text:style-name="T1">RDoc Documentation</text:span>. Disponível em: &lt;http://www.ruby-lang.org/pt/documentacao/&gt;. Acesso em: 25 jul. 2009.</text:p>
      <text:p text:style-name="P2"/>
      <text:p text:style-name="P2">CHACON, Scott. <text:span text:style-name="T1">The Git Community Book</text:span>. Disponível em: &lt;http://book.git-scm.com/&gt;. Acesso em: 25 jul. 2009.</text:p>
      <text:p text:style-name="P2"/>
      <text:p text:style-name="P2">CHANGE VISION. Jude <text:span text:style-name="T1">specification</text:span>. Disponível em: &lt;http://jude.change-vision.com/jude-web/product/function.html&gt;. Acesso em: 25 mai. 2009.</text:p>
      <text:p text:style-name="P2"/>
      <text:p text:style-name="P2">GITHUB SOCIAL CODING. <text:span text:style-name="T1">Github guides</text:span>. Disponível em: &lt;http://github.com/guides/home&gt;. Acesso em: 25 jul. 2009.</text:p>
      <text:p text:style-name="P2"/>
      <text:p text:style-name="P2">GUNDERLOY, Mike; NAIK Pratik; NORIA xavier. <text:span text:style-name="T1">Ruby on Rails guides</text:span>. Disponível em: &lt;http://guias.rubyonrails.pro.br/&gt;. Acesso em: 25 jul. 2009.</text:p>
      <text:p text:style-name="P2"/>
      <text:p text:style-name="P2">LARMAN, Craig. <text:span text:style-name="T1">Utilizando UML e padrões: uma introdução à análise e ao projeto orientado a objetos e ao desenvolvimento iterativo</text:span>. 3. ed. Porto Alegre, RS: Bookman, 2007. xiv, 695 p.</text:p>
      <text:p text:style-name="P2"/>
      <text:p text:style-name="P2">MINISTÉRIO DO TURISTMO. <text:span text:style-name="T1">Área conta satélite</text:span>. Disponível em: &lt;www.turismo.gov.br/dadosefatos&gt;. Acessado em: 02 nov. 2009.</text:p>
      <text:p text:style-name="P2"/>
      <text:p text:style-name="P2">MINQ SOFTWARE. <text:span text:style-name="T1">DbVisualizer documentation</text:span>. Disponível em: &lt;http://www.minq.se/products/dbvis/doc/&gt;. Acesso em: 25 jul. 2009.</text:p>
      <text:p text:style-name="P2"/>
      <text:p text:style-name="P2">POSTGRESQL GLOBAL DEVELOPMENT GROUP. <text:span text:style-name="T1">PostgreSQL documentation</text:span>. Disponível em: &lt;http://www.postgresql.org/docs/&gt;. Acesso em: 25 jul. 2009.</text:p>
      <text:p text:style-name="P2"/>
      <text:p text:style-name="P2">THOMAS, Dave. Desenvolvimento web ágil com Rails. Tradução de Edson Furmankiewicz. 2 ed. Porto Alegre:Bookman, 2008. 680 p.</text:p>
      <text:p text:style-name="P2"/>
      <text:p text:style-name="P1"><text:soft-page-break/><text:span text:style-name="T2">URUBATAN, Rodrigo. </text:span><text:span text:style-name="T3">Desenvolvimento Fácil e Rápido de Aplicações Web. Ruby on Rails.</text:span><text:span text:style-name="T2"> Novatec Editora, 2009. 288 p.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úlio Ornelas dos Santos</meta:initial-creator>
    <meta:creation-date>2009-11-04T08:41:09</meta:creation-date>
    <dc:date>2009-11-04T09:37:23</dc:date>
    <dc:creator>Túlio Ornelas dos Santos</dc:creator>
    <meta:editing-duration>PT00H56M14S</meta:editing-duration>
    <meta:editing-cycles>15</meta:editing-cycles>
    <meta:generator>OpenOffice.org/3.1$Unix OpenOffice.org_project/310m19$Build-9420</meta:generator>
    <meta:document-statistic meta:table-count="0" meta:image-count="0" meta:object-count="0" meta:page-count="2" meta:paragraph-count="12" meta:word-count="194" meta:character-count="1651"/>
  </office:meta>
</office:document-meta>
</file>